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7b77" officeooo:paragraph-rsid="001d7b77"/>
    </style:style>
    <style:style style:name="P2" style:family="paragraph" style:parent-style-name="Standard">
      <style:paragraph-properties fo:text-align="end" style:justify-single-word="false"/>
      <style:text-properties officeooo:rsid="001d7b77" officeooo:paragraph-rsid="001d7b77"/>
    </style:style>
    <style:style style:name="P3" style:family="paragraph" style:parent-style-name="Standard">
      <style:paragraph-properties fo:text-align="start" style:justify-single-word="false"/>
      <style:text-properties officeooo:rsid="001d7b77" officeooo:paragraph-rsid="001d7b7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bf7e" officeooo:paragraph-rsid="001dbf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62: Assignment 3 Documentation</text:p>
      <text:p text:style-name="P2">Tomas McMonigal</text:p>
      <text:p text:style-name="P3"/>
      <text:list xml:id="list4195222914" text:style-name="L1">
        <text:list-item>
          <text:p text:style-name="P4">unittest1.c</text:p>
          <text:list>
            <text:list-item>
              <text:p text:style-name="P4">For this program I am testing the function int actionCouncil_room() defined in dominion.c</text:p>
            </text:list-item>
            <text:list-item>
              <text:p text:style-name="P4">There is a bug in this function that I introduced in assignment 2: numBuys is not incremented every time the function is called – this line is commented out.</text:p>
            </text:list-item>
            <text:list-item>
              <text:p text:style-name="P4">To test this function I created a for loop that executes 10 times, and each time it calls it. After calling it (still within the loop) I add 4 cards to the players deck to make sure that when the function gets called again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52:21.127485698</meta:creation-date>
    <dc:date>2019-05-07T13:12:13.281319380</dc:date>
    <meta:editing-duration>PT9M42S</meta:editing-duration>
    <meta:editing-cycles>1</meta:editing-cycles>
    <meta:document-statistic meta:table-count="0" meta:image-count="0" meta:object-count="0" meta:page-count="1" meta:paragraph-count="6" meta:word-count="96" meta:character-count="532" meta:non-whitespace-character-count="444"/>
    <meta:generator>LibreOffice/6.0.7.3$Linux_X86_64 LibreOffice_project/00m0$Build-3</meta:generator>
  </office:meta>
</office:document-meta>
</file>